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db3" officeooo:paragraph-rsid="001b4db3"/>
    </style:style>
    <style:style style:name="P2" style:family="paragraph" style:parent-style-name="Standard">
      <style:text-properties officeooo:rsid="001c64f8" officeooo:paragraph-rsid="001c64f8"/>
    </style:style>
    <style:style style:name="T1" style:family="text">
      <style:text-properties officeooo:rsid="001c64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’étais tranquille , j’étais pénard, à coder comme tous les soir<text:span text:style-name="T1">s</text:span>. La requête est entrée dans le serveur et là j’ai eu <text:span text:style-name="T1">comme </text:span>une frayeur.</text:p>
      <text:p text:style-name="P1">Presque 3 secondes pour charger ma page !! Sur un simple lien qui plus est ! WTF ?!</text:p>
      <text:p text:style-name="P2">Mais ça à la limite, c’est extrêmement désagréable mais ça peut arrivé, of course. Et surtout ça se corrige.</text:p>
      <text:p text:style-name="P2">Oui, m’ enfin , ça se corrige quand c’est ton code qui traîne la patte.</text:p>
      <text:p text:style-name="P2">Là totalement rien avoir. Enfin, presqu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7:34:57.476353964</meta:creation-date>
    <dc:date>2021-04-21T17:39:32.731774490</dc:date>
    <meta:editing-duration>PT4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83" meta:character-count="440" meta:non-whitespace-character-count="362"/>
  </office:meta>
</office:document-meta>
</file>